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043cm" svg:height="0.962cm" svg:x="4.302cm" svg:y="2.778cm">
          <draw:text-box>
            <text:p>A tree can block objects from moving.</text:p>
          </draw:text-box>
        </draw:frame>
      </draw:page>
      <draw:page draw:name="page2" draw:style-name="dp1" draw:master-page-name="Default">
        <draw:frame draw:style-name="gr1" draw:layer="layout" svg:width="12.067cm" svg:height="0.962cm" svg:x="4.556cm" svg:y="2.143cm">
          <draw:text-box>
            <text:p>When an axe hits a tree, the tree shakes.</text:p>
          </draw:text-box>
        </draw:frame>
      </draw:page>
      <draw:page draw:name="page3" draw:style-name="dp1" draw:master-page-name="Default">
        <draw:frame draw:style-name="gr1" draw:layer="layout" svg:width="14.286cm" svg:height="0.962cm" svg:x="4.048cm" svg:y="2.397cm">
          <draw:text-box>
            <text:p>When an axe hits a tree, the tree loses a hitpoint.</text:p>
          </draw:text-box>
        </draw:frame>
      </draw:page>
      <draw:page draw:name="page4" draw:style-name="dp1" draw:master-page-name="Default">
        <draw:frame draw:style-name="gr1" draw:layer="layout" svg:width="24.564cm" svg:height="1.673cm" svg:x="2.016cm" svg:y="3.54cm">
          <draw:text-box>
            <text:p>When a tree loses all hitpoints, it disappears and is replaced by a cloud of dust/smoke</text:p>
            <text:p>(which appears for a short period of time).</text:p>
          </draw:text-box>
        </draw:frame>
      </draw:page>
      <draw:page draw:name="page5" draw:style-name="dp1" draw:master-page-name="Default">
        <draw:frame draw:style-name="gr1" draw:layer="layout" svg:width="21.292cm" svg:height="0.962cm" svg:x="2.524cm" svg:y="3.413cm">
          <draw:text-box>
            <text:p>When a cloud/dust from a tree disappears, it is replaced by a pile of wood.</text:p>
          </draw:text-box>
        </draw:frame>
      </draw:page>
      <draw:page draw:name="page6" draw:style-name="dp1" draw:master-page-name="Default">
        <draw:frame draw:style-name="gr1" draw:layer="layout" svg:width="26.08cm" svg:height="0.962cm" svg:x="1cm" svg:y="3.213cm">
          <draw:text-box>
            <text:p>When a cloud/dust from a tree disappears, sometimes (randomly) a Bible verse will appear.</text:p>
          </draw:text-box>
        </draw:frame>
      </draw:page>
      <draw:page draw:name="page7" draw:style-name="dp1" draw:master-page-name="Default">
        <draw:frame draw:style-name="gr1" draw:layer="layout" svg:width="21.995cm" svg:height="1.673cm" svg:x="2.905cm" svg:y="2.905cm">
          <draw:text-box>
            <text:p>When the player walks over a pile of wood, he “picks up” the wood, making it</text:p>
            <text:p>disappear from the screen and adding it to his inventory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7T14:11:27.407000000</meta:creation-date>
    <dc:date>2015-06-07T14:27:41.125000000</dc:date>
    <meta:editing-duration>PT16M16S</meta:editing-duration>
    <meta:editing-cycles>5</meta:editing-cycles>
    <meta:generator>LibreOffice/4.3.2.2$Windows_x86 LibreOffice_project/edfb5295ba211bd31ad47d0bad0118690f76407d</meta:generator>
    <meta:document-statistic meta:object-count="7"/>
  </office:meta>
</office:document-meta>
</file>